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21.749999999974pt"/>
    </style:style>
    <style:style style:name="co2" style:family="table-column">
      <style:table-column-properties fo:break-before="auto" style:column-width="60pt"/>
    </style:style>
    <style:style style:name="co3" style:family="table-column">
      <style:table-column-properties fo:break-before="auto" style:column-width="281.249999999968pt"/>
    </style:style>
    <style:style style:name="ro1" style:family="table-row">
      <style:table-row-properties fo:break-before="auto" style:row-height="12pt"/>
    </style:style>
    <style:style style:name="ro2" style:family="table-row">
      <style:table-row-properties fo:break-before="auto" style:row-height="11.905532436pt"/>
    </style:style>
    <style:style style:name="ce1" style:family="table-cell">
      <style:table-cell-properties fo:background-color="#ffffff" style:cell-protect="protected" style:vertical-align="middle"/>
      <style:text-properties fo:color="#000000" fo:font-family="Sans Serif" fo:font-size="10pt"/>
    </style:style>
    <style:style style:name="ce2" style:family="table-cell">
      <style:table-cell-properties fo:background-color="#ffffff" style:cell-protect="protected" style:vertical-align="middle"/>
      <style:text-properties fo:color="#000000" fo:font-family="Lucida Sans" fo:font-size="11pt" fo:font-weight="bold"/>
    </style:style>
    <style:style style:name="ce3" style:family="table-cell">
      <style:table-cell-properties fo:background-color="#ffffff" style:cell-protect="protected" style:vertical-align="middle"/>
      <style:text-properties fo:color="#000000" fo:font-family="Sans Serif" fo:font-size="10pt" fo:font-weight="bold"/>
    </style:style>
    <style:style style:name="ce4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Sans Serif" fo:font-size="10pt" fo:font-weight="bold"/>
    </style:style>
    <style:style style:name="ce5" style:family="table-cell">
      <style:text-properties fo:font-family="Sans Serif" fo:font-size="10pt"/>
    </style:style>
    <style:style style:name="ce6" style:family="table-cell">
      <style:table-cell-properties fo:background-color="#ffffff" style:cell-protect="protected" style:vertical-align="middle"/>
      <style:text-properties fo:color="#000000" fo:font-family="Sans Serif" fo:font-size="9pt" fo:font-style="italic"/>
    </style:style>
    <style:style style:name="ce7" style:family="table-cell">
      <style:table-cell-properties fo:background-color="#228b22" style:cell-protect="protected" style:vertical-align="middle"/>
      <style:text-properties fo:color="#ffffff" fo:font-family="Sans Serif" fo:font-size="10pt"/>
    </style:style>
    <style:style style:name="ce8" style:family="table-cell">
      <style:table-cell-properties fo:background-color="#b22222" style:cell-protect="protected" style:vertical-align="middle"/>
      <style:text-properties fo:color="#ffffff" fo:font-family="Sans Serif" fo:font-size="10pt"/>
    </style:style>
    <style:style style:name="ce9" style:family="table-cell"/>
    <style:style style:name="ce10" style:family="table-cell">
      <style:text-properties fo:font-weight="bold"/>
    </style:style>
    <style:style style:name="ce11" style:family="table-cell">
      <style:table-cell-properties fo:background-color="#ffffff" style:cell-protect="protected" style:vertical-align="middle"/>
      <style:text-properties fo:color="#000000" fo:font-family="Sans Serif" fo:font-size="9pt" fo:font-weight="bold"/>
    </style:style>
    <style:style style:name="ce12" style:family="table-cell">
      <style:table-cell-properties fo:background-color="#228b22" style:cell-protect="protected" style:vertical-align="middle"/>
      <style:text-properties fo:color="#ffffff" fo:font-family="Lucida Sans" fo:font-size="9pt"/>
    </style:style>
    <style:style style:name="ce13" style:family="table-cell">
      <style:table-cell-properties fo:background-color="#b22222" style:cell-protect="protected" style:vertical-align="middle"/>
      <style:text-properties fo:color="#ffffff" fo:font-family="Lucida Sans" fo:font-size="9pt"/>
    </style:style>
    <style:style style:name="ce14" style:family="table-cell">
      <style:table-cell-properties fo:background-color="#ffffff" style:cell-protect="protected" style:vertical-align="middle"/>
      <style:text-properties fo:color="#ffffff" fo:font-family="Lucida Sans" fo:font-size="9pt"/>
    </style:style>
    <style:style style:name="ce15" style:family="table-cell">
      <style:table-cell-properties style:vertical-align="middle"/>
      <style:text-properties fo:font-family="Sans Serif" fo:font-size="10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 table:number-columns-repeated="3"/>
        <table:table-column table:style-name="co3" table:default-cell-style-name="ce1"/>
        <table:table-row table:style-name="ro1" table:default-cell-style-name="ce2">
          <table:table-cell table:style-name="ce3"/>
          <table:table-cell office:value-type="string" office:string-value="Status" table:style-name="ce4" table:number-columns-spanned="2">
            <text:p>Status</text:p>
          </table:table-cell>
          <table:covered-table-cell table:style-name="ce5"/>
          <table:table-cell office:value-type="string" office:string-value="Checked?" table:style-name="ce3">
            <text:p>Checked?</text:p>
          </table:table-cell>
          <table:table-cell office:value-type="string" office:string-value="Comments" table:style-name="ce3">
            <text:p>Comments</text:p>
          </table:table-cell>
        </table:table-row>
        <table:table-row table:style-name="ro2" table:default-cell-style-name="ce2">
          <table:table-cell office:value-type="string" office:string-value="Icons" table:style-name="ce3">
            <text:p>Icons</text:p>
          </table:table-cell>
          <table:table-cell office:value-type="string" office:string-value="16x16" table:style-name="ce3">
            <text:p>16x16</text:p>
          </table:table-cell>
          <table:table-cell office:value-type="string" office:string-value="22x22" table:style-name="ce3">
            <text:p>22x22</text:p>
          </table:table-cell>
          <table:table-cell table:style-name="ce3" table:number-columns-repeated="2"/>
        </table:table-row>
        <table:table-row>
          <table:table-cell/>
        </table:table-row>
        <table:table-row table:style-name="ro1" table:default-cell-style-name="ce6">
          <table:table-cell office:value-type="string" office:string-value="example-icon.png" table:style-name="ce1">
            <text:p>example-icon.png</text:p>
          </table:table-cell>
          <table:table-cell office:value-type="string" office:string-value="DONE" table:style-name="ce7">
            <text:p>DONE</text:p>
          </table:table-cell>
          <table:table-cell office:value-type="string" office:string-value="DONE" table:style-name="ce7">
            <text:p>DONE</text:p>
          </table:table-cell>
          <table:table-cell office:value-type="string" office:string-value="Yes" table:style-name="ce1">
            <text:p>Yes</text:p>
          </table:table-cell>
          <table:table-cell table:style-name="ce1"/>
        </table:table-row>
        <table:table-row table:style-name="ro1" table:default-cell-style-name="ce6">
          <table:table-cell office:value-type="string" office:string-value="example-icon2.png" table:style-name="ce1">
            <text:p>example-icon2.png</text:p>
          </table:table-cell>
          <table:table-cell office:value-type="string" office:string-value="DONE" table:style-name="ce7">
            <text:p>DONE</text:p>
          </table:table-cell>
          <table:table-cell office:value-type="string" office:string-value="NEED" table:style-name="ce8">
            <text:p>NEED</text:p>
          </table:table-cell>
          <table:table-cell table:style-name="ce1"/>
          <table:table-cell office:value-type="string" office:string-value="16px looks good, will do 22px" table:style-name="ce1">
            <text:p>16px looks good, will do 22px</text:p>
          </table:table-cell>
        </table:table-row>
        <table:table-row table:style-name="ro1" table:default-cell-style-name="ce6">
          <table:table-cell office:value-type="string" office:string-value="example-icon-3.png" table:style-name="ce1">
            <text:p>example-icon-3.png</text:p>
          </table:table-cell>
          <table:table-cell office:value-type="string" office:string-value="NEED" table:style-name="ce8">
            <text:p>NEED</text:p>
          </table:table-cell>
          <table:table-cell office:value-type="string" office:string-value="NEED" table:style-name="ce8">
            <text:p>NEED</text:p>
          </table:table-cell>
          <table:table-cell table:style-name="ce1" table:number-columns-repeated="2"/>
        </table:table-row>
        <table:table-row>
          <table:table-cell/>
          <table:table-cell table:style-name="ce9" table:number-columns-repeated="2"/>
        </table:table-row>
        <table:table-row table:style-name="ro1" table:default-cell-style-name="ce10">
          <table:table-cell office:value-type="string" office:string-value="actions" table:style-name="ce11">
            <text:p>actions</text:p>
          </table:table-cell>
          <table:table-cell table:style-name="ce9" table:number-columns-repeated="2"/>
        </table:table-row>
        <table:table-row>
          <table:table-cell office:value-type="string" office:string-value="1day.png">
            <text:p>1day.png</text:p>
          </table:table-cell>
          <table:table-cell office:value-type="string" office:string-value="DONE" table:style-name="ce12">
            <text:p>DONE</text:p>
          </table:table-cell>
          <table:table-cell office:value-type="string" office:string-value="DONE" table:style-name="ce12">
            <text:p>DONE</text:p>
          </table:table-cell>
        </table:table-row>
        <table:table-row>
          <table:table-cell office:value-type="string" office:string-value="5days.png">
            <text:p>5days.png</text:p>
          </table:table-cell>
          <table:table-cell office:value-type="string" office:string-value="DONE" table:style-name="ce12">
            <text:p>DONE</text:p>
          </table:table-cell>
          <table:table-cell office:value-type="string" office:string-value="DONE" table:style-name="ce12">
            <text:p>DONE</text:p>
          </table:table-cell>
        </table:table-row>
        <table:table-row>
          <table:table-cell office:value-type="string" office:string-value="7days.png">
            <text:p>7days.png</text:p>
          </table:table-cell>
          <table:table-cell office:value-type="string" office:string-value="DONE" table:style-name="ce12">
            <text:p>DONE</text:p>
          </table:table-cell>
          <table:table-cell office:value-type="string" office:string-value="DONE" table:style-name="ce12">
            <text:p>DONE</text:p>
          </table:table-cell>
        </table:table-row>
        <table:table-row>
          <table:table-cell office:value-type="string" office:string-value="about-kde.png">
            <text:p>about-kde.png</text:p>
          </table:table-cell>
          <table:table-cell office:value-type="string" office:string-value="NEED" table:style-name="ce13">
            <text:p>NEED</text:p>
          </table:table-cell>
          <table:table-cell table:style-name="ce14"/>
        </table:table-row>
        <table:table-row>
          <table:table-cell office:value-type="string" office:string-value="add-user.png">
            <text:p>add-user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larmclock.png">
            <text:p>alarmclock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exit.png">
            <text:p>application-exi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rk-adddir.png">
            <text:p>ark-adddir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rk-addfile.png">
            <text:p>ark-addfil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rk-delete.png">
            <text:p>ark-delet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rk-extract.png">
            <text:p>ark-extrac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rk-view.png">
            <text:p>ark-view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rrow-down-double.png">
            <text:p>arrow-down-doubl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rrow-down.png">
            <text:p>arrow-down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rrow-left-double.png">
            <text:p>arrow-left-doubl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rrow-left.png">
            <text:p>arrow-lef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rrow-right-double.png">
            <text:p>arrow-right-doubl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rrow-right.png">
            <text:p>arrow-righ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rrow-up-double.png">
            <text:p>arrow-up-doubl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rrow-up.png">
            <text:p>arrow-up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ttach.png">
            <text:p>attach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battery-charging-000.png">
            <text:p>battery-charging-000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battery-charging-020.png">
            <text:p>battery-charging-020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battery-charging-040.png">
            <text:p>battery-charging-040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battery-charging-060.png">
            <text:p>battery-charging-060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battery-charging-080.png">
            <text:p>battery-charging-080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battery-charging-100.png">
            <text:p>battery-charging-100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battery-discharging-000.png">
            <text:p>battery-discharging-000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battery-discharging-020.png">
            <text:p>battery-discharging-020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battery-discharging-040.png">
            <text:p>battery-discharging-040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battery-discharging-060.png">
            <text:p>battery-discharging-060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battery-discharging-080.png">
            <text:p>battery-discharging-080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battery-discharging-100.png">
            <text:p>battery-discharging-100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battery.png">
            <text:p>battery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bell.png">
            <text:p>bell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book2.png">
            <text:p>book2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bookmark-folder.png">
            <text:p>bookmark-fold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bookmark-new-list.png">
            <text:p>bookmark-new-lis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bookmark-new.png">
            <text:p>bookmark-new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bookmark.png">
            <text:p>bookmark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bookmark-toolbar.png">
            <text:p>bookmark-toolba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book.png">
            <text:p>book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browser-go.png">
            <text:p>browser-go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alendar-today.png">
            <text:p>calendar-today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camera-test.png">
            <text:p>camera-tes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dburn.png">
            <text:p>cdbur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dcopy.png">
            <text:p>cdcopy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d-data.png">
            <text:p>cd-data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d.png">
            <text:p>c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dsmall-kscd.png">
            <text:p>cdsmall-ksc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entrejust.png">
            <text:p>centrejus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haracter-set.png">
            <text:p>character-se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heckmark-korganizer.png">
            <text:p>checkmark-korganiz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hronometer.png">
            <text:p>chronomet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lear-left.png">
            <text:p>clear-lef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olor-fill.png">
            <text:p>color-fill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olor-line.png">
            <text:p>color-lin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olor-picker.png">
            <text:p>color-pick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omandprompt.png">
            <text:p>comandpromp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compfile.png">
            <text:p>compfil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onfigure-shortcuts.png">
            <text:p>configure-shortcuts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onfigure-toolbars.png">
            <text:p>configure-toolbars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connection-established.png">
            <text:p>connection-established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connect-no.png">
            <text:p>connect-no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datashowchart.png">
            <text:p>datashowchar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datashow.png">
            <text:p>datashow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decrypted.png">
            <text:p>decrypted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delete-user.png">
            <text:p>delete-us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dialog-apply.png">
            <text:p>dialog-apply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dialog-cancel.png">
            <text:p>dialog-cancel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dialog-close.png">
            <text:p>dialog-clos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dialog-error.png">
            <text:p>dialog-error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dialog-information.png">
            <text:p>dialog-information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dialog-ok.png">
            <text:p>dialog-ok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dialog-warning.png">
            <text:p>dialog-warning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documentinfo-koffice.png">
            <text:p>documentinfo-koffic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document-new.png">
            <text:p>document-new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document-open.png">
            <text:p>document-open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document-open-recent.png">
            <text:p>document-open-recen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document-print.png">
            <text:p>document-pri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document-print-preview.png">
            <text:p>document-print-preview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document-properties.png">
            <text:p>document-properties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document-revert.png">
            <text:p>document-rever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document-save-as.png">
            <text:p>document-save-as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document-save.png">
            <text:p>document-sav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domtreeviewer.png">
            <text:p>domtreeview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edit-add.png">
            <text:p>edit-ad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edit-clear.png">
            <text:p>edit-clear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edit-copy.png">
            <text:p>edit-copy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edit-cut.png">
            <text:p>edit-cu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edit-delete.png">
            <text:p>edit-delet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edit-find.png">
            <text:p>edit-fin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editinput.png">
            <text:p>editinpu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edit-paste.png">
            <text:p>edit-past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edit.png">
            <text:p>edi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edit-redo.png">
            <text:p>edit-redo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editshred.png">
            <text:p>editshre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edit-trash.png">
            <text:p>edit-trash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edit-undo.png">
            <text:p>edit-undo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edit-user.png">
            <text:p>edit-us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emptytrash.png">
            <text:p>emptytrash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encrypted.png">
            <text:p>encrypted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eraser.png">
            <text:p>eraser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exec.png">
            <text:p>exec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favorites.png">
            <text:p>favorites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fileexport.png">
            <text:p>fileexpor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file-find.png">
            <text:p>file-fin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ile-import.png">
            <text:p>file-impor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file-revert.png">
            <text:p>file-rever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fileview-column.png">
            <text:p>fileview-column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fileview-detailed.png">
            <text:p>fileview-detailed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fileview-multicolumn.png">
            <text:p>fileview-multicolumn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fileview-text.png">
            <text:p>fileview-tex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fill.png">
            <text:p>fill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ind-next.png">
            <text:p>find-nex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find-previous.png">
            <text:p>find-previous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flag-black.png">
            <text:p>flag-black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lag-blue.png">
            <text:p>flag-blu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lag-green.png">
            <text:p>flag-gree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lag.png">
            <text:p>flag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lag-red.png">
            <text:p>flag-re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lag-yellow.png">
            <text:p>flag-yellow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older-new.png">
            <text:p>folder-new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older-open.png">
            <text:p>folder-ope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ontsizedown-koffice.png">
            <text:p>fontsizedown-koffic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fontsizeup-koffice.png">
            <text:p>fontsizeup-koffic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footprint.png">
            <text:p>footprin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fork.png">
            <text:p>fork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format-indent-less.png">
            <text:p>format-indent-less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format-indent-more.png">
            <text:p>format-indent-mor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format-justify-fill.png">
            <text:p>format-justify-fill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format-text-bold.png">
            <text:p>format-text-bold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format-text-italic.png">
            <text:p>format-text-italic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format-text-strikethrough.png">
            <text:p>format-text-strikethrough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format-text-underline.png">
            <text:p>format-text-underlin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frame-edit.png">
            <text:p>frame-edi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gear.png">
            <text:p>gear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get-hot-new-stuff.png">
            <text:p>get-hot-new-stuff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go-bottom.png">
            <text:p>go-bottom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go-down.png">
            <text:p>go-dow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go-first.png">
            <text:p>go-firs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go-home.png">
            <text:p>go-hom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go-last.png">
            <text:p>go-las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go-next.png">
            <text:p>go-nex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go-previous.png">
            <text:p>go-previous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goto-page.png">
            <text:p>goto-pag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go-top.png">
            <text:p>go-top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go-up.png">
            <text:p>go-up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halfencrypted.png">
            <text:p>halfencrypte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help-contents.png">
            <text:p>help-contents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help-whatsthis.png">
            <text:p>help-whatsthis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history-clear.png">
            <text:p>history-clear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history-kdeprint.png">
            <text:p>history-kdeprin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history.png">
            <text:p>history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identity.png">
            <text:p>identity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images-display.png">
            <text:p>images-display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nktube.png">
            <text:p>inktub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java-kjava.png">
            <text:p>java-kjava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java.png">
            <text:p>java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deprint-addprinter.png">
            <text:p>kdeprint-addprint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deprint-addpseudo.png">
            <text:p>kdeprint-addpseudo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deprint-enableprinter-kdeprint.png">
            <text:p>kdeprint-enableprinter-kdepri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deprint-printer-infos.png">
            <text:p>kdeprint-printer-infos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kdeprint-queuestate-kdeprint.png">
            <text:p>kdeprint-queuestate-kdepri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deprint-stopprinter-kdeprint.png">
            <text:p>kdeprint-stopprinter-kdepri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deprint-testprinter.png">
            <text:p>kdeprint-testprinter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kgpg-export-kgpg.png">
            <text:p>kgpg-export-kgpg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gpg-identity-kgpg.png">
            <text:p>kgpg-identity-kgpg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gpg-import-kgpg.png">
            <text:p>kgpg-import-kgpg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gpg-info-kgpg.png">
            <text:p>kgpg-info-kgpg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gpg-key1-kgpg.png">
            <text:p>kgpg-key1-kgpg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gpg-key1-kopete.png">
            <text:p>kgpg-key1-kopet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gpg-key2-kgpg.png">
            <text:p>kgpg-key2-kgpg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gpg-key2-kopete.png">
            <text:p>kgpg-key2-kopet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gpg-key3-kgpg.png">
            <text:p>kgpg-key3-kgpg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gpg-key3-kopete.png">
            <text:p>kgpg-key3-kopet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gpg-key4-kgpg.png">
            <text:p>kgpg-key4-kgpg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gpg-sign-kgpg.png">
            <text:p>kgpg-sign-kgpg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gpg-term-kgpg.png">
            <text:p>kgpg-term-kgpg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notes-delete-knotes.png">
            <text:p>knotes-delete-knotes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kontact-contacts.png">
            <text:p>kontact-contacts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kontact-date.png">
            <text:p>kontact-dat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kontact-journal.png">
            <text:p>kontact-journal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kontact-mail.png">
            <text:p>kontact-mail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kontact-news.png">
            <text:p>kontact-news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kontact-notes.png">
            <text:p>kontact-notes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kontact-summary.png">
            <text:p>kontact-summary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ontact-todo.png">
            <text:p>kontact-todo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konv-message2.png">
            <text:p>konv-message2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onv-message.png">
            <text:p>konv-messag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opeteavailable.png">
            <text:p>kopeteavailabl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opeteeditstatusmessage.png">
            <text:p>kopeteeditstatusmessag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laptop-charge-klaptopdaemon.png">
            <text:p>laptop-charge-klaptopdaemo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laptop-nobattery-klaptopdaemon.png">
            <text:p>laptop-nobattery-klaptopdaemo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laptop-nocharge-klaptopdaemon.png">
            <text:p>laptop-nocharge-klaptopdaemo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launch.png">
            <text:p>launch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leftjust.png">
            <text:p>leftjus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list-add.png">
            <text:p>list-add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list.png">
            <text:p>lis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list-remove.png">
            <text:p>list-remov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locationbar-erase.png">
            <text:p>locationbar-eras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love.png">
            <text:p>lov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mail-delete.png">
            <text:p>mail-delet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mail-find.png">
            <text:p>mail-fin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mail-flag-kmail.png">
            <text:p>mail-flag-kmail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mail-forward.png">
            <text:p>mail-forward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mail-get.png">
            <text:p>mail-ge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mail-ham-kmail.png">
            <text:p>mail-ham-kmail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mail-message-new.png">
            <text:p>mail-message-new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mail-new.png">
            <text:p>mail-new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mail.png">
            <text:p>mail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mail-queue.png">
            <text:p>mail-queu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mail-reply-all.png">
            <text:p>mail-reply-all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mail-replylist.png">
            <text:p>mail-replylis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mail-reply-sender.png">
            <text:p>mail-reply-sender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mail-send.png">
            <text:p>mail-send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make-kdevelop.png">
            <text:p>make-kdevelop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matrix.png">
            <text:p>matrix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media-eject.png">
            <text:p>media-ejec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media-equalizer.png">
            <text:p>media-equaliz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media-playback-pause.png">
            <text:p>media-playback-paus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media-playback-start.png">
            <text:p>media-playback-star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media-playback-stop.png">
            <text:p>media-playback-stop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media-playlist-clear.png">
            <text:p>media-playlist-clea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media-playlist.png">
            <text:p>media-playlis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media-playlist-refresh.png">
            <text:p>media-playlist-refresh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media-podcast.png">
            <text:p>media-podcas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media-record.png">
            <text:p>media-record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media-scripts.png">
            <text:p>media-scripts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media-seek-backward.png">
            <text:p>media-seek-backward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media-seek-forward.png">
            <text:p>media-seek-forward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media-skip-backward.png">
            <text:p>media-skip-backward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media-skip-forward.png">
            <text:p>media-skip-forward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month.png">
            <text:p>month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network.png">
            <text:p>network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newfont.png">
            <text:p>newfo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news-subscribe.png">
            <text:p>news-subscrib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news-unsubscribe.png">
            <text:p>news-unsubscrib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none.png">
            <text:p>non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no.png">
            <text:p>no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note2.png">
            <text:p>note2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note.png">
            <text:p>not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object-rotate-left.png">
            <text:p>object-rotate-lef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object-rotate-right.png">
            <text:p>object-rotate-righ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ok.png">
            <text:p>ok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openterm.png">
            <text:p>openterm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paintbrush.png">
            <text:p>paintbrush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paperbag.png">
            <text:p>paperbag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paperclipreal.png">
            <text:p>paperclipreal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password.png">
            <text:p>passwor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pencil2.png">
            <text:p>pencil2.png</text:p>
          </table:table-cell>
          <table:table-cell office:value-type="string" office:string-value="DONE" table:style-name="ce7">
            <text:p>DONE</text:p>
          </table:table-cell>
          <table:table-cell table:style-name="ce14"/>
        </table:table-row>
        <table:table-row>
          <table:table-cell office:value-type="string" office:string-value="pencil.png">
            <text:p>pencil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pen.png">
            <text:p>pe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player-time.png">
            <text:p>player-tim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player-volume.png">
            <text:p>player-volum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plus.png">
            <text:p>plus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print-frame.png">
            <text:p>print-fram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process-stop.png">
            <text:p>process-stop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project-open.png">
            <text:p>project-ope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rebuild.png">
            <text:p>rebuil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rightjust.png">
            <text:p>rightjus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roll.png">
            <text:p>roll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rotate.png">
            <text:p>rotat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rss.png">
            <text:p>rss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rss-tag.png">
            <text:p>rss-tag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ruler.png">
            <text:p>rul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ave-all.png">
            <text:p>save-all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earch-filter.png">
            <text:p>search-filt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earch-user.png">
            <text:p>search-us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ervices.png">
            <text:p>services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how-menu.png">
            <text:p>show-menu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show-offliners.png">
            <text:p>show-offliners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ignature.png">
            <text:p>signatur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miliey.png">
            <text:p>smiliey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pacedouble-koffice.png">
            <text:p>spacedouble-koffic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pacesimple-koffice.png">
            <text:p>spacesimple-koffic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pacetriple-koffice.png">
            <text:p>spacetriple-koffic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peaker.png">
            <text:p>speak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pread.png">
            <text:p>sprea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tamp.png">
            <text:p>stamp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witchuser.png">
            <text:p>switchus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ystem-lock-screen.png">
            <text:p>system-lock-scree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ystem-log-out.png">
            <text:p>system-log-ou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ystem-run.png">
            <text:p>system-ru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ystem-search.png">
            <text:p>system-search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ab-breakoff.png">
            <text:p>tab-breakoff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ab-duplicate.png">
            <text:p>tab-duplicat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able.png">
            <text:p>tabl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ab-new.png">
            <text:p>tab-new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ab-new-raised.png">
            <text:p>tab-new-raised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ab-remove.png">
            <text:p>tab-remov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ext-center.png">
            <text:p>text-center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ext-left.png">
            <text:p>text-lef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ext.png">
            <text:p>tex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ext-right.png">
            <text:p>text-righ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ext-sub.png">
            <text:p>text-sub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ext-super.png">
            <text:p>text-sup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humbnail-show.png">
            <text:p>thumbnail-show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odo.png">
            <text:p>todo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ool2.png">
            <text:p>tool2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ool.png">
            <text:p>tool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ools-check-spelling.png">
            <text:p>tools-check-spelling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underconstruction.png">
            <text:p>underconstructio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user-female.png">
            <text:p>user-femal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user.png">
            <text:p>us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users.png">
            <text:p>users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view-choose.png">
            <text:p>view-choos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view-fullscreen.png">
            <text:p>view-fullscreen.png</text:p>
          </table:table-cell>
          <table:table-cell office:value-type="string" office:string-value="DONE" table:style-name="ce7">
            <text:p>DONE</text:p>
          </table:table-cell>
          <table:table-cell table:style-name="ce14"/>
        </table:table-row>
        <table:table-row>
          <table:table-cell office:value-type="string" office:string-value="view-icon.png">
            <text:p>view-ico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view-left-right.png">
            <text:p>view-left-right.png</text:p>
          </table:table-cell>
          <table:table-cell office:value-type="string" office:string-value="DONE" table:style-name="ce7">
            <text:p>DONE</text:p>
          </table:table-cell>
          <table:table-cell table:style-name="ce14"/>
        </table:table-row>
        <table:table-row>
          <table:table-cell office:value-type="string" office:string-value="viewmag1.png">
            <text:p>viewmag1.png</text:p>
          </table:table-cell>
          <table:table-cell office:value-type="string" office:string-value="DONE" table:style-name="ce7">
            <text:p>DONE</text:p>
          </table:table-cell>
          <table:table-cell table:style-name="ce14"/>
        </table:table-row>
        <table:table-row>
          <table:table-cell office:value-type="string" office:string-value="view-refresh.png">
            <text:p>view-refresh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view-remove.png">
            <text:p>view-remov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view-restore.png">
            <text:p>view-restore.png</text:p>
          </table:table-cell>
          <table:table-cell office:value-type="string" office:string-value="DONE" table:style-name="ce7">
            <text:p>DONE</text:p>
          </table:table-cell>
          <table:table-cell table:style-name="ce14"/>
        </table:table-row>
        <table:table-row>
          <table:table-cell office:value-type="string" office:string-value="view-sidetree.png">
            <text:p>view-sidetre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view-tree.png">
            <text:p>view-tre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voicecall.png">
            <text:p>voicecall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wallet-closed.png">
            <text:p>wallet-close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wallet-open.png">
            <text:p>wallet-ope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webcamreceive.png">
            <text:p>webcamreceiv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webcamsend.png">
            <text:p>webcamsen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whatsnext.png">
            <text:p>whatsnext.png</text:p>
          </table:table-cell>
          <table:table-cell office:value-type="string" office:string-value="DONE" table:style-name="ce7">
            <text:p>DONE</text:p>
          </table:table-cell>
          <table:table-cell table:style-name="ce14"/>
        </table:table-row>
        <table:table-row>
          <table:table-cell office:value-type="string" office:string-value="window-close.png">
            <text:p>window-close.png</text:p>
          </table:table-cell>
          <table:table-cell office:value-type="string" office:string-value="DONE" table:style-name="ce7">
            <text:p>DONE</text:p>
          </table:table-cell>
          <table:table-cell table:style-name="ce14"/>
        </table:table-row>
        <table:table-row>
          <table:table-cell office:value-type="string" office:string-value="window-new.png">
            <text:p>window-new.png</text:p>
          </table:table-cell>
          <table:table-cell office:value-type="string" office:string-value="DONE" table:style-name="ce7">
            <text:p>DONE</text:p>
          </table:table-cell>
          <table:table-cell table:style-name="ce14"/>
        </table:table-row>
        <table:table-row>
          <table:table-cell office:value-type="string" office:string-value="window-suppressed.png">
            <text:p>window-suppresse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world.png">
            <text:p>worl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xdays.png">
            <text:p>xdays.png</text:p>
          </table:table-cell>
          <table:table-cell office:value-type="string" office:string-value="DONE" table:style-name="ce7">
            <text:p>DONE</text:p>
          </table:table-cell>
          <table:table-cell table:style-name="ce14"/>
        </table:table-row>
        <table:table-row>
          <table:table-cell office:value-type="string" office:string-value="zoom-best-fit.png">
            <text:p>zoom-best-fit.png</text:p>
          </table:table-cell>
          <table:table-cell office:value-type="string" office:string-value="DONE" table:style-name="ce7">
            <text:p>DONE</text:p>
          </table:table-cell>
          <table:table-cell table:style-name="ce14"/>
        </table:table-row>
        <table:table-row>
          <table:table-cell office:value-type="string" office:string-value="zoom-in.png">
            <text:p>zoom-in.png</text:p>
          </table:table-cell>
          <table:table-cell office:value-type="string" office:string-value="DONE" table:style-name="ce7">
            <text:p>DONE</text:p>
          </table:table-cell>
          <table:table-cell table:style-name="ce14"/>
        </table:table-row>
        <table:table-row>
          <table:table-cell office:value-type="string" office:string-value="zoom-original.png">
            <text:p>zoom-original.png</text:p>
          </table:table-cell>
          <table:table-cell office:value-type="string" office:string-value="DONE" table:style-name="ce7">
            <text:p>DONE</text:p>
          </table:table-cell>
          <table:table-cell table:style-name="ce14"/>
        </table:table-row>
        <table:table-row>
          <table:table-cell office:value-type="string" office:string-value="zoom-out.png">
            <text:p>zoom-out.png</text:p>
          </table:table-cell>
          <table:table-cell office:value-type="string" office:string-value="DONE" table:style-name="ce7">
            <text:p>DONE</text:p>
          </table:table-cell>
          <table:table-cell table:style-name="ce14"/>
        </table:table-row>
        <table:table-row>
          <table:table-cell/>
          <table:table-cell/>
          <table:table-cell table:style-name="ce14"/>
        </table:table-row>
        <table:table-row table:style-name="ro1" table:default-cell-style-name="ce10">
          <table:table-cell office:value-type="string" office:string-value="apps" table:style-name="ce10">
            <text:p>apps</text:p>
          </table:table-cell>
          <table:table-cell/>
          <table:table-cell table:style-name="ce14"/>
        </table:table-row>
        <table:table-row>
          <table:table-cell office:value-type="string" office:string-value="acroread.png">
            <text:p>acrorea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rk.png">
            <text:p>ark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rts.png">
            <text:p>arts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basket.png">
            <text:p>baske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book.png">
            <text:p>book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digikam.png">
            <text:p>digikam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gwenview.png">
            <text:p>gwenview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3b.png">
            <text:p>k3b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addressbook.png">
            <text:p>kaddressbook.png</text:p>
          </table:table-cell>
          <table:table-cell office:value-type="string" office:string-value="DONE" table:style-name="ce7">
            <text:p>DONE</text:p>
          </table:table-cell>
          <table:table-cell table:style-name="ce14"/>
        </table:table-row>
        <table:table-row>
          <table:table-cell office:value-type="string" office:string-value="kaffeine.png">
            <text:p>kaffein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alzium.png">
            <text:p>kalzium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anagram.png">
            <text:p>kanagram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ate.png">
            <text:p>kat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kblogger.png">
            <text:p>kblogg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bruch.png">
            <text:p>kbruch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bugbuster.png">
            <text:p>kbugbust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calc.png">
            <text:p>kcalc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kcall.png">
            <text:p>kcall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chart.png">
            <text:p>kchar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kcmkwm.png">
            <text:p>kcmkwm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colorchooser.png">
            <text:p>kcolorchoos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deprint-printer.png">
            <text:p>kdeprint-print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Educa.png">
            <text:p>KEduca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exi.png">
            <text:p>kexi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find.png">
            <text:p>kfin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geography.png">
            <text:p>kgeography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get.png">
            <text:p>kge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khangman.png">
            <text:p>khangma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helpcenter.png">
            <text:p>khelpcent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iten.png">
            <text:p>kite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journal.png">
            <text:p>kjournal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KLatin.png">
            <text:p>KLati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lettres.png">
            <text:p>klettres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lipper.png">
            <text:p>klipp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mail.png">
            <text:p>kmail.png</text:p>
          </table:table-cell>
          <table:table-cell office:value-type="string" office:string-value="DONE" table:style-name="ce7">
            <text:p>DONE</text:p>
          </table:table-cell>
          <table:table-cell table:style-name="ce14"/>
        </table:table-row>
        <table:table-row>
          <table:table-cell office:value-type="string" office:string-value="kmenu.png">
            <text:p>kmenu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mplayer.png">
            <text:p>kmplay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mPlot.png">
            <text:p>KmPlo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notes.png">
            <text:p>knotes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notify.png">
            <text:p>knotify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olf.png">
            <text:p>kolf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onqueror.png">
            <text:p>konqueror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konsole.png">
            <text:p>konsol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kontact.png">
            <text:p>kontac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onversation.png">
            <text:p>konversatio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onv-message.png">
            <text:p>konv-messag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opete.png">
            <text:p>kopet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organizer.png">
            <text:p>korganizer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KPercentage.png">
            <text:p>KPercentag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ruler.png">
            <text:p>kruler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ksnapshot.png">
            <text:p>ksnapsho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Sniffer.png">
            <text:p>KSniff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stars.png">
            <text:p>kstars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kteatime.png">
            <text:p>kteatim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torrent.png">
            <text:p>ktorre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uickshow.png">
            <text:p>kuickshow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Verbos.png">
            <text:p>KVerbos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win.png">
            <text:p>kwi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word.png">
            <text:p>kwor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WordQuiz.png">
            <text:p>KWordQuiz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write.png">
            <text:p>kwrit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laptop-battery.png">
            <text:p>laptop-battery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marble.png">
            <text:p>marbl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none.png">
            <text:p>non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okular.png">
            <text:p>okula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package-graphics.png">
            <text:p>package-graphics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package-multimedia.png">
            <text:p>package-multimedia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package-network.png">
            <text:p>package-network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package-utilities.png">
            <text:p>package-utilities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plasmagik.png">
            <text:p>plasmagik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ystem.png">
            <text:p>system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ystemtray.png">
            <text:p>systemtray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odolist.png">
            <text:p>todolis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wine.png">
            <text:p>win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x.png">
            <text:p>x.png</text:p>
          </table:table-cell>
          <table:table-cell table:style-name="ce14" table:number-columns-repeated="2"/>
        </table:table-row>
        <table:table-row>
          <table:table-cell/>
          <table:table-cell table:style-name="ce14" table:number-columns-repeated="2"/>
        </table:table-row>
        <table:table-row table:style-name="ro1" table:default-cell-style-name="ce10">
          <table:table-cell office:value-type="string" office:string-value="devices" table:style-name="ce10">
            <text:p>devices</text:p>
          </table:table-cell>
          <table:table-cell table:style-name="ce14" table:number-columns-repeated="2"/>
        </table:table-row>
        <table:table-row>
          <table:table-cell office:value-type="string" office:string-value="3floppy-mount.png">
            <text:p>3floppy-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3floppy-unmount.png">
            <text:p>3floppy-un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udio-input-microphone.png">
            <text:p>audio-input-microphon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amera-mount.png">
            <text:p>camera-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amera-unmount.png">
            <text:p>camera-un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daudio-mount.png">
            <text:p>cdaudio-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daudio-unmount.png">
            <text:p>cdaudio-un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drom-mount.png">
            <text:p>cdrom-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dwriter-mount.png">
            <text:p>cdwriter-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dwriter-unmount.png">
            <text:p>cdwriter-un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ellular-phone-mount.png">
            <text:p>cellular-phone-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ellular-phone-unmount.png">
            <text:p>cellular-phone-un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pu.png">
            <text:p>cpu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drive-optical.png">
            <text:p>drive-optical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dvd-mount.png">
            <text:p>dvd-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dvd-unmount.png">
            <text:p>dvd-un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hdd-external-mount.png">
            <text:p>hdd-external-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hdd-external-unmount.png">
            <text:p>hdd-external-un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hdd-mount.png">
            <text:p>hdd-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hdd-unmount.png">
            <text:p>hdd-unmoun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hdd-usb-mount.png">
            <text:p>hdd-usb-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hdd-usb-unmount.png">
            <text:p>hdd-usb-un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pod-mount.png">
            <text:p>ipod-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pod-unmount.png">
            <text:p>ipod-un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joystick.png">
            <text:p>joystick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eyboard.png">
            <text:p>keyboar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sim-cpu.png">
            <text:p>ksim-cpu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laptop.png">
            <text:p>laptop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memory-stick-mount.png">
            <text:p>memory-stick-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memory-stick-unmount.png">
            <text:p>memory-stick-un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mouse.png">
            <text:p>mous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nfs-mount.png">
            <text:p>nfs-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nfs-unmount.png">
            <text:p>nfs-un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printer.png">
            <text:p>print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projector.png">
            <text:p>projecto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canner.png">
            <text:p>scann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creen.png">
            <text:p>screen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sd-mmc-mount.png">
            <text:p>sd-mmc-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d-mmc-unmount.png">
            <text:p>sd-mmc-un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mart-media-mount.png">
            <text:p>smart-media-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mart-media-unmount.png">
            <text:p>smart-media-un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ystem.png">
            <text:p>system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ablet.png">
            <text:p>table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usbpendrive-mount.png">
            <text:p>usbpendrive-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usbpendrive-unmount.png">
            <text:p>usbpendrive-un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video-television.png">
            <text:p>video-televisio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webcam-mount.png">
            <text:p>webcam-mou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webcam.png">
            <text:p>webcam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/>
          <table:table-cell table:style-name="ce14" table:number-columns-repeated="2"/>
        </table:table-row>
        <table:table-row table:style-name="ro1" table:default-cell-style-name="ce10">
          <table:table-cell office:value-type="string" office:string-value="emblems" table:style-name="ce10">
            <text:p>emblems</text:p>
          </table:table-cell>
          <table:table-cell table:style-name="ce14" table:number-columns-repeated="2"/>
        </table:table-row>
        <table:table-row>
          <table:table-cell office:value-type="string" office:string-value="emblem-link.png">
            <text:p>emblem-link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emblem-mounted.png">
            <text:p>emblem-mounte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/>
          <table:table-cell table:style-name="ce14" table:number-columns-repeated="2"/>
        </table:table-row>
        <table:table-row table:style-name="ro1" table:default-cell-style-name="ce10">
          <table:table-cell office:value-type="string" office:string-value="filesystems" table:style-name="ce10">
            <text:p>filesystems</text:p>
          </table:table-cell>
          <table:table-cell table:style-name="ce14" table:number-columns-repeated="2"/>
        </table:table-row>
        <table:table-row>
          <table:table-cell/>
          <table:table-cell table:style-name="ce14" table:number-columns-repeated="2"/>
        </table:table-row>
        <table:table-row table:style-name="ro1" table:default-cell-style-name="ce10">
          <table:table-cell office:value-type="string" office:string-value="mimetypes" table:style-name="ce15">
            <text:p>mimetypes</text:p>
          </table:table-cell>
          <table:table-cell table:style-name="ce14" table:number-columns-repeated="2"/>
        </table:table-row>
        <table:table-row>
          <table:table-cell office:value-type="string" office:string-value="application-illustrator.png">
            <text:p>application-illustrator.png</text:p>
          </table:table-cell>
          <table:table-cell table:style-name="ce14" table:number-columns-repeated="2"/>
        </table:table-row>
        <table:table-row>
          <table:table-cell office:value-type="string" office:string-value="application-pdf.png">
            <text:p>application-pdf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pplication-pgp-encrypted.png">
            <text:p>application-pgp-encrypted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pplication-pgp.png">
            <text:p>application-pgp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pgp-signature.png">
            <text:p>application-pgp-signatur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pkcs7-mime.png">
            <text:p>application-pkcs7-mim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relaxng.png">
            <text:p>application-relaxng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rss+xml.png">
            <text:p>application-rss+xml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pplication-vnd.ms-excel.png">
            <text:p>application-vnd.ms-excel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vnd.ms-powerpoint.png">
            <text:p>application-vnd.ms-powerpoi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vnd.ms-word.png">
            <text:p>application-vnd.ms-wor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vnd.oasis.opendocument.chart.png">
            <text:p>application-vnd.oasis.opendocument.chart.png</text:p>
          </table:table-cell>
          <table:table-cell office:value-type="string" office:string-value="NEED" table:style-name="ce8">
            <text:p>NEED</text:p>
          </table:table-cell>
          <table:table-cell table:style-name="ce14"/>
          <table:table-cell table:number-columns-repeated="2"/>
        </table:table-row>
        <table:table-row>
          <table:table-cell office:value-type="string" office:string-value="application-vnd.oasis.opendocument.database.png">
            <text:p>application-vnd.oasis.opendocument.database.png</text:p>
          </table:table-cell>
          <table:table-cell office:value-type="string" office:string-value="NEED" table:style-name="ce8">
            <text:p>NEED</text:p>
          </table:table-cell>
          <table:table-cell table:style-name="ce14"/>
          <table:table-cell table:number-columns-repeated="2"/>
        </table:table-row>
        <table:table-row>
          <table:table-cell office:value-type="string" office:string-value="application-vnd.oasis.opendocument.formula.png">
            <text:p>application-vnd.oasis.opendocument.formula.png</text:p>
          </table:table-cell>
          <table:table-cell office:value-type="string" office:string-value="NEED" table:style-name="ce8">
            <text:p>NEED</text:p>
          </table:table-cell>
          <table:table-cell table:style-name="ce14"/>
          <table:table-cell table:number-columns-repeated="2"/>
        </table:table-row>
        <table:table-row>
          <table:table-cell office:value-type="string" office:string-value="application-vnd.oasis.opendocument.graphics.png">
            <text:p>application-vnd.oasis.opendocument.graphics.png</text:p>
          </table:table-cell>
          <table:table-cell office:value-type="string" office:string-value="NEED" table:style-name="ce8">
            <text:p>NEED</text:p>
          </table:table-cell>
          <table:table-cell table:style-name="ce14"/>
          <table:table-cell table:number-columns-repeated="2"/>
        </table:table-row>
        <table:table-row>
          <table:table-cell office:value-type="string" office:string-value="application-vnd.oasis.opendocument.image.png">
            <text:p>application-vnd.oasis.opendocument.image.png</text:p>
          </table:table-cell>
          <table:table-cell office:value-type="string" office:string-value="NEED" table:style-name="ce8">
            <text:p>NEED</text:p>
          </table:table-cell>
          <table:table-cell table:style-name="ce14"/>
          <table:table-cell table:number-columns-repeated="2"/>
        </table:table-row>
        <table:table-row>
          <table:table-cell office:value-type="string" office:string-value="application-vnd.oasis.opendocument.presentation.png">
            <text:p>application-vnd.oasis.opendocument.presentation.png</text:p>
          </table:table-cell>
          <table:table-cell office:value-type="string" office:string-value="NEED" table:style-name="ce8">
            <text:p>NEED</text:p>
          </table:table-cell>
          <table:table-cell table:style-name="ce14"/>
          <table:table-cell table:number-columns-repeated="2"/>
        </table:table-row>
        <table:table-row>
          <table:table-cell office:value-type="string" office:string-value="application-vnd.oasis.opendocument.presentation-template.png">
            <text:p>application-vnd.oasis.opendocument.presentation-template.png</text:p>
          </table:table-cell>
          <table:table-cell office:value-type="string" office:string-value="NEED" table:style-name="ce8">
            <text:p>NEED</text:p>
          </table:table-cell>
          <table:table-cell table:style-name="ce14"/>
          <table:table-cell table:number-columns-repeated="2"/>
        </table:table-row>
        <table:table-row>
          <table:table-cell office:value-type="string" office:string-value="application-vnd.oasis.opendocument.spreadsheet.png">
            <text:p>application-vnd.oasis.opendocument.spreadsheet.png</text:p>
          </table:table-cell>
          <table:table-cell office:value-type="string" office:string-value="NEED" table:style-name="ce8">
            <text:p>NEED</text:p>
          </table:table-cell>
          <table:table-cell table:style-name="ce14"/>
          <table:table-cell table:number-columns-repeated="2"/>
        </table:table-row>
        <table:table-row>
          <table:table-cell office:value-type="string" office:string-value="application-vnd.oasis.opendocument.spreadsheet-template.png">
            <text:p>application-vnd.oasis.opendocument.spreadsheet-template.png</text:p>
          </table:table-cell>
          <table:table-cell office:value-type="string" office:string-value="NEED" table:style-name="ce8">
            <text:p>NEED</text:p>
          </table:table-cell>
          <table:table-cell table:style-name="ce14"/>
          <table:table-cell table:number-columns-repeated="2"/>
        </table:table-row>
        <table:table-row>
          <table:table-cell office:value-type="string" office:string-value="application-vnd.oasis.opendocument.text.png">
            <text:p>application-vnd.oasis.opendocument.text.png</text:p>
          </table:table-cell>
          <table:table-cell office:value-type="string" office:string-value="NEED" table:style-name="ce8">
            <text:p>NEED</text:p>
          </table:table-cell>
          <table:table-cell table:style-name="ce14"/>
          <table:table-cell table:number-columns-repeated="2"/>
        </table:table-row>
        <table:table-row>
          <table:table-cell office:value-type="string" office:string-value="application-vnd.rn-realmedia.png">
            <text:p>application-vnd.rn-realmedia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vnd.stardivision.calc.png">
            <text:p>application-vnd.stardivision.calc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vnd.stardivision.draw.png">
            <text:p>application-vnd.stardivision.draw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vnd.sun.xml.calc.png">
            <text:p>application-vnd.sun.xml.calc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vnd.sun.xml.calc.template.png">
            <text:p>application-vnd.sun.xml.calc.templat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vnd.sun.xml.draw.png">
            <text:p>application-vnd.sun.xml.draw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vnd.sun.xml.draw.template.png">
            <text:p>application-vnd.sun.xml.draw.templat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7z-compressed.png">
            <text:p>application-x-7z-compresse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ace.png">
            <text:p>application-x-ac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applix-spreadsheet.png">
            <text:p>application-x-applix-spreadshee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archive.png">
            <text:p>application-x-archiv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arc.png">
            <text:p>application-x-arc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arj.png">
            <text:p>application-x-arj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awk.png">
            <text:p>application-x-awk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pplication-x-bittorrent.png">
            <text:p>application-x-bittorre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bzdvi.png">
            <text:p>application-x-bzdvi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bzip-compressed-tar.png">
            <text:p>application-x-bzip-compressed-ta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bzip.png">
            <text:p>application-x-bzip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cda.png">
            <text:p>application-x-cda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pplication-x-cd-image.png">
            <text:p>application-x-cd-imag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pplication-x-compressed-tar.png">
            <text:p>application-x-compressed-ta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compress.png">
            <text:p>application-x-compress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cpio.png">
            <text:p>application-x-cpio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cue.png">
            <text:p>application-x-cu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deb.png">
            <text:p>application-x-deb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desktop.png">
            <text:p>application-x-desktop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egon.png">
            <text:p>application-x-ego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executable.png">
            <text:p>application-x-executabl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pplication-x-executable-script.png">
            <text:p>application-x-executable-scrip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pplication-x-font-afm.png">
            <text:p>application-x-font-afm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pplication-x-font-bdf.png">
            <text:p>application-x-font-bdf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pplication-x-font-otf.png">
            <text:p>application-x-font-otf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pplication-x-font-pcf.png">
            <text:p>application-x-font-pcf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pplication-x-font-snf.png">
            <text:p>application-x-font-snf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pplication-x-font-ttf.png">
            <text:p>application-x-font-ttf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pplication-x-font-type1.png">
            <text:p>application-x-font-type1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pplication-x-gnumeric.png">
            <text:p>application-x-gnumeric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gzdvi.png">
            <text:p>application-x-gzdvi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gzip.png">
            <text:p>application-x-gzip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gzpostscript.png">
            <text:p>application-x-gzpostscrip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html+xml.png">
            <text:p>application-xhtml+xml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pplication-x-java-archive.png">
            <text:p>application-x-java-archiv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java.png">
            <text:p>application-x-java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kcsrc.png">
            <text:p>application-x-kcsrc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pplication-x-kgetlist.png">
            <text:p>application-x-kgetlis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pplication-x-kontour.png">
            <text:p>application-x-kontour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pplication-x-lha.png">
            <text:p>application-x-lha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lzop.png">
            <text:p>application-x-lzop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mimearchive.png">
            <text:p>application-x-mimearchiv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ml.png">
            <text:p>application-xml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mplayer2.png">
            <text:p>application-x-mplayer2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pplication-x-ms-dos-executable.png">
            <text:p>application-x-ms-dos-executabl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mswinurl.png">
            <text:p>application-x-mswinurl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mswrite.png">
            <text:p>application-x-mswrit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pplication-x-nzb.png">
            <text:p>application-x-nzb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object.png">
            <text:p>application-x-objec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pak.png">
            <text:p>application-x-pak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perl.png">
            <text:p>application-x-perl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plasma.png">
            <text:p>application-x-plasma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python-bytecode.png">
            <text:p>application-x-python-bytecod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python.png">
            <text:p>application-x-pytho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quattropro.png">
            <text:p>application-x-quattropro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rar.png">
            <text:p>application-x-ra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rpm.png">
            <text:p>application-x-rpm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ruby.png">
            <text:p>application-x-ruby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sd.png">
            <text:p>application-xs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sharedlib.png">
            <text:p>application-x-sharedlib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shellscript.png">
            <text:p>application-x-shellscrip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pplication-x-siag.png">
            <text:p>application-x-siag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slt+xml.png">
            <text:p>application-xslt+xml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tar.png">
            <text:p>application-x-ta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tarz.png">
            <text:p>application-x-tarz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tgif.png">
            <text:p>application-x-tgif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trash.png">
            <text:p>application-x-trash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pplication-x-troff-man.png">
            <text:p>application-x-troff-ma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tzo.png">
            <text:p>application-x-tzo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x-wmf.png">
            <text:p>application-x-wmf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pplication-x-zerosize.png">
            <text:p>application-x-zerosiz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pplication-x-zoo.png">
            <text:p>application-x-zoo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pplication-zip.png">
            <text:p>application-zip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ascii.png">
            <text:p>ascii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udio-aac.png">
            <text:p>audio-aac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udio-ac3.png">
            <text:p>audio-ac3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udio-basic.png">
            <text:p>audio-basic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udio-midi.png">
            <text:p>audio-midi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udio-mp4.png">
            <text:p>audio-mp4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udio-mpeg.png">
            <text:p>audio-mpeg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udio-prs.sid.png">
            <text:p>audio-prs.sid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udio-vnd.rn-realaudio.png">
            <text:p>audio-vnd.rn-realaudio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udio-vnd.rn-realvideo.png">
            <text:p>audio-vnd.rn-realvideo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udio-x-adpcm.png">
            <text:p>audio-x-adpcm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udio-x-aiff.png">
            <text:p>audio-x-aiff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udio-x-flac+ogg.png">
            <text:p>audio-x-flac+ogg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udio-x-flac.png">
            <text:p>audio-x-flac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udio-x-matroska.png">
            <text:p>audio-x-matroska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udio-x-mod.png">
            <text:p>audio-x-mod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udio-x-mp2.png">
            <text:p>audio-x-mp2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udio-x-mpegurl.png">
            <text:p>audio-x-mpegurl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udio-x-ms-wma.png">
            <text:p>audio-x-ms-wma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udio-x-musepack.png">
            <text:p>audio-x-musepack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udio-x-pn-realaudio-plugin.png">
            <text:p>audio-x-pn-realaudio-plugin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udio-x-scpls.png">
            <text:p>audio-x-scpls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udio-x-speex+ogg.png">
            <text:p>audio-x-speex+ogg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udio-x-vorbis+ogg.png">
            <text:p>audio-x-vorbis+ogg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audio-x-wav.png">
            <text:p>audio-x-wav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binary.png">
            <text:p>binary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dbo-list.png">
            <text:p>cdbo-lis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cdimage.png">
            <text:p>cdimag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cdtrack.png">
            <text:p>cdtrack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document.png">
            <text:p>documen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empty.png">
            <text:p>empty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encrypted.png">
            <text:p>encrypte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ont-bitmap.png">
            <text:p>font-bitmap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font-truetype.png">
            <text:p>font-truetyp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font-type1.png">
            <text:p>font-type1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html.png">
            <text:p>html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image2.png">
            <text:p>image2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bmp.png">
            <text:p>image-bmp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cgm.png">
            <text:p>image-cgm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fax-g3.png">
            <text:p>image-fax-g3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gif.png">
            <text:p>image-gif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jpeg2000.png">
            <text:p>image-jpeg2000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jpeg.png">
            <text:p>image-jpeg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.png">
            <text:p>imag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png.png">
            <text:p>image-png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svg+xml-compressed.png">
            <text:p>image-svg+xml-compressed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image-svg+xml.png">
            <text:p>image-svg+xml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image-tiff.png">
            <text:p>image-tiff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x-applix-graphics.png">
            <text:p>image-x-applix-graphics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x-dcraw.png">
            <text:p>image-x-dcraw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x-dds.png">
            <text:p>image-x-dds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x-eps.png">
            <text:p>image-x-eps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x-exr.png">
            <text:p>image-x-ex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x-fits.png">
            <text:p>image-x-fits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x-hdr.png">
            <text:p>image-x-hd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x-ico.png">
            <text:p>image-x-ico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x-jng.png">
            <text:p>image-x-jng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x-msod.png">
            <text:p>image-x-mso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x-pcx.png">
            <text:p>image-x-pcx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x-photo-cd.png">
            <text:p>image-x-photo-c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x-portable-bitmap.png">
            <text:p>image-x-portable-bitmap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x-portable-graymap.png">
            <text:p>image-x-portable-graymap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x-portable-pixmap.png">
            <text:p>image-x-portable-pixmap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x-psd.png">
            <text:p>image-x-ps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x-rgb.png">
            <text:p>image-x-rgb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x-tga.png">
            <text:p>image-x-tga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x-vnd.trolltech.qpicture.png">
            <text:p>image-x-vnd.trolltech.qpictur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x-xbitmap.png">
            <text:p>image-x-xbitmap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x-xcf.png">
            <text:p>image-x-xcf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mage-x-xfig.png">
            <text:p>image-x-xfig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image-x-xpixmap.png">
            <text:p>image-x-xpixmap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nfo.png">
            <text:p>info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inode-directory.png">
            <text:p>inode-directory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kwordquiz-do.png">
            <text:p>kwordquiz-do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make.png">
            <text:p>mak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man.png">
            <text:p>ma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message-news.png">
            <text:p>message-news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message.png">
            <text:p>messag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message-rfc822.png">
            <text:p>message-rfc822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news.png">
            <text:p>news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none.png">
            <text:p>non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odf.png">
            <text:p>odf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pdf.png">
            <text:p>pdf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recycled.png">
            <text:p>recycle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hellscript.png">
            <text:p>shellscrip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sound.png">
            <text:p>sound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source-c.png">
            <text:p>source-c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ource-cpp.png">
            <text:p>source-cpp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ource-csharp.png">
            <text:p>source-csharp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ource-f.png">
            <text:p>source-f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ource-h.png">
            <text:p>source-h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ource-java.png">
            <text:p>source-java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ource-j.png">
            <text:p>source-j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ource-l.png">
            <text:p>source-l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ource-o.png">
            <text:p>source-o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ource-pl.png">
            <text:p>source-pl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ource.png">
            <text:p>sourc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ource-p.png">
            <text:p>source-p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ource-py.png">
            <text:p>source-py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ource-s.png">
            <text:p>source-s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ource-y.png">
            <text:p>source-y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spreadsheet.png">
            <text:p>spreadshee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ar.png">
            <text:p>ta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ex.png">
            <text:p>tex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ext-calendar.png">
            <text:p>text-calendar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ext-css.png">
            <text:p>text-css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ext-csv.png">
            <text:p>text-csv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ext-directory.png">
            <text:p>text-directory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ext-enriched.png">
            <text:p>text-enriche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ext-html.png">
            <text:p>text-html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ext-mathml.png">
            <text:p>text-mathml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ext-plain.png">
            <text:p>text-plain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ext-rdf.png">
            <text:p>text-rdf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ext-sgml.png">
            <text:p>text-sgml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ext-troff.png">
            <text:p>text-troff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ext-vnd.abc.png">
            <text:p>text-vnd.abc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ext-vnd.wap.wml.png">
            <text:p>text-vnd.wap.wml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ext-x-adasrc.png">
            <text:p>text-x-adasrc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ext-x-bibtex.png">
            <text:p>text-x-bibtex.png</text:p>
          </table:table-cell>
          <table:table-cell office:value-type="string" office:string-value="DONE" table:style-name="ce7">
            <text:p>DONE</text:p>
          </table:table-cell>
          <table:table-cell table:style-name="ce14"/>
        </table:table-row>
        <table:table-row>
          <table:table-cell office:value-type="string" office:string-value="text-x-c++hdr.png">
            <text:p>text-x-c++hd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ext-x-chdr.png">
            <text:p>text-x-chd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ext-x-csharp.png">
            <text:p>text-x-csharp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ext-x-c++src.png">
            <text:p>text-x-c++src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ext-x-csrc.png">
            <text:p>text-x-csrc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ext-x-dtd.png">
            <text:p>text-x-dt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ext-x-hex.png">
            <text:p>text-x-hex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ext-x-java.png">
            <text:p>text-x-java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ext-x-katefilelist.png">
            <text:p>text-x-katefilelis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ext-x-ldif.png">
            <text:p>text-x-ldif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ext-x-makefile.png">
            <text:p>text-x-makefil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ext-xmcd.png">
            <text:p>text-xmc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ext-xml.png">
            <text:p>text-xml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ext-x-objchdr.png">
            <text:p>text-x-objchd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ext-x-objcsrc.png">
            <text:p>text-x-objcsrc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ext-x-pascal.png">
            <text:p>text-x-pascal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ext-x-patch.png">
            <text:p>text-x-patch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ext-x-tcl.png">
            <text:p>text-x-tcl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ext-x-tex.png">
            <text:p>text-x-tex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text-x-xslfo.png">
            <text:p>text-x-xslfo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gz.png">
            <text:p>tgz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xt.png">
            <text:p>tx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unknown.png">
            <text:p>unknown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uri-mms.png">
            <text:p>uri-mms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uri-mmst.png">
            <text:p>uri-mms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uri-mmsu.png">
            <text:p>uri-mmsu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uri-pnm.png">
            <text:p>uri-pnm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uri-rtspt.png">
            <text:p>uri-rtspt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uri-rtspu.png">
            <text:p>uri-rtspu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vcalendar.png">
            <text:p>vcalendar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vcard.png">
            <text:p>vcar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vectorgfx.png">
            <text:p>vectorgfx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video-mp4.png">
            <text:p>video-mp4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video-mpeg.png">
            <text:p>video-mpeg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video.png">
            <text:p>video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video-quicktime.png">
            <text:p>video-quicktime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video-x-flic.png">
            <text:p>video-x-flic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video-x-matroska.png">
            <text:p>video-x-matroska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video-x-mng.png">
            <text:p>video-x-mng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video-x-ms-asf.png">
            <text:p>video-x-ms-asf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video-x-msvideo.png">
            <text:p>video-x-msvideo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video-x-ms-wmv.png">
            <text:p>video-x-ms-wmv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video-x-ogm+ogg.png">
            <text:p>video-x-ogm+ogg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video-x-theora+ogg.png">
            <text:p>video-x-theora+ogg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xml.png">
            <text:p>xml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zip.png">
            <text:p>zip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/>
          <table:table-cell table:style-name="ce14" table:number-columns-repeated="2"/>
        </table:table-row>
        <table:table-row table:style-name="ro1" table:default-cell-style-name="ce10">
          <table:table-cell office:value-type="string" office:string-value="places" table:style-name="ce10">
            <text:p>places</text:p>
          </table:table-cell>
          <table:table-cell table:style-name="ce14" table:number-columns-repeated="2"/>
        </table:table-row>
        <table:table-row>
          <table:table-cell office:value-type="string" office:string-value="file-broken.png">
            <text:p>file-broken.png</text:p>
          </table:table-cell>
          <table:table-cell office:value-type="string" office:string-value="DONE" table:style-name="ce12">
            <text:p>DONE</text:p>
          </table:table-cell>
          <table:table-cell table:style-name="ce14"/>
        </table:table-row>
        <table:table-row>
          <table:table-cell office:value-type="string" office:string-value="folder-blue.png">
            <text:p>folder-blu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older-bookmarks.png">
            <text:p>folder-bookmarks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older-brown.png">
            <text:p>folder-brow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older-cyan.png">
            <text:p>folder-cya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older-development.png">
            <text:p>folder-developme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older-green.png">
            <text:p>folder-green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older-grey.png">
            <text:p>folder-grey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older-html.png">
            <text:p>folder-html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older-image.png">
            <text:p>folder-imag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older-important.png">
            <text:p>folder-importa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older-locked.png">
            <text:p>folder-locke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older-orange.png">
            <text:p>folder-orang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older.png">
            <text:p>folde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older-print.png">
            <text:p>folder-prin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older-red.png">
            <text:p>folder-re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older-sound.png">
            <text:p>folder-soun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older-tar.png">
            <text:p>folder-tar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older-txt.png">
            <text:p>folder-tx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older-video.png">
            <text:p>folder-video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older-violet.png">
            <text:p>folder-viole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folder-yellow.png">
            <text:p>folder-yellow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link.png">
            <text:p>link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network-local.png">
            <text:p>network-local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network-wired.png">
            <text:p>network-wired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trashcan-empty-alt.png">
            <text:p>trashcan-empty-alt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user-home.png">
            <text:p>user-home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user-trash-full.png">
            <text:p>user-trash-full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 office:value-type="string" office:string-value="user-trash.png">
            <text:p>user-trash.png</text:p>
          </table:table-cell>
          <table:table-cell office:value-type="string" office:string-value="NEED" table:style-name="ce8">
            <text:p>NEED</text:p>
          </table:table-cell>
          <table:table-cell table:style-name="ce14"/>
        </table:table-row>
        <table:table-row>
          <table:table-cell/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Lucida Sans" fo:font-size="9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David Miller</meta:initial-creator>
    <meta:editing-cycles>0</meta:editing-cycles>
    <meta:creation-date>2007-05-09T19:29:20</meta:creation-date>
    <dc:date>2007-05-09T20:35:32</dc:date>
    <dc:creator>David Miller</dc:creator>
  </office:meta>
</office:document-meta>
</file>